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Event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Event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Event.RetrieveEvent( String name , ModuleRevisionId mrid , String [ ] confs , Retrie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